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283522" officeooo:paragraph-rsid="00283522"/>
    </style:style>
    <style:style style:name="P2" style:family="paragraph" style:parent-style-name="Standard">
      <style:text-properties fo:language="en" fo:country="US" officeooo:rsid="001f845b" officeooo:paragraph-rsid="001f845b"/>
    </style:style>
    <style:style style:name="P3" style:family="paragraph" style:parent-style-name="Standard">
      <style:paragraph-properties>
        <style:tab-stops>
          <style:tab-stop style:position="16.404cm"/>
        </style:tab-stops>
      </style:paragraph-properties>
      <style:text-properties fo:language="en" fo:country="US" officeooo:rsid="001f845b" officeooo:paragraph-rsid="001f845b"/>
    </style:style>
    <style:style style:name="P4" style:family="paragraph" style:parent-style-name="Standard">
      <style:text-properties fo:language="en" fo:country="US" officeooo:rsid="001f845b" officeooo:paragraph-rsid="0022b966"/>
    </style:style>
    <style:style style:name="P5" style:family="paragraph" style:parent-style-name="Standard">
      <style:text-properties fo:language="en" fo:country="US" officeooo:rsid="0024a569" officeooo:paragraph-rsid="0027d93e"/>
    </style:style>
    <style:style style:name="P6" style:family="paragraph" style:parent-style-name="Standard">
      <style:text-properties fo:language="en" fo:country="US" officeooo:rsid="0024a569" officeooo:paragraph-rsid="0024a569"/>
    </style:style>
    <style:style style:name="P7" style:family="paragraph" style:parent-style-name="Standard">
      <style:text-properties fo:language="en" fo:country="US" officeooo:rsid="0027d93e" officeooo:paragraph-rsid="0027d93e"/>
    </style:style>
    <style:style style:name="T1" style:family="text">
      <style:text-properties officeooo:rsid="0020c520"/>
    </style:style>
    <style:style style:name="T2" style:family="text">
      <style:text-properties officeooo:rsid="0027d93e"/>
    </style:style>
    <style:style style:name="T3" style:family="text">
      <style:text-properties officeooo:rsid="0027f8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vember 15, 2016</text:p>
      <text:p text:style-name="P2"/>
      <text:p text:style-name="P2">Dear Comitee Members,</text:p>
      <text:p text:style-name="P2"/>
      <text:p text:style-name="P3">I wish to apply for a Visiting Faculty position in the Department of Mathematics at Texas A&amp;M University. Currently, I am a graduate student at the University of Lorraine at Metz (France) in the Elie Cartan’s Institute, and am finishing a PhD thesis under the supervision of Pr. Hervé Oyono-Oyono, and codirection of Pr. Andrzej Zuk.</text:p>
      <text:p text:style-name="P2"/>
      <text:p text:style-name="P4">My primary research goals are directed towards Noncommutative geometry, K-theory of C*-algebras and Index Theory. <text:span text:style-name="T1">As a Phd student, I followed the route of Pr. Hervé Oyono-Oyono and Pr. Guoliang Yu by using a new version of K-theory that they developed during the past years in order to study propagation effects in index theorems. </text:span></text:p>
      <text:p text:style-name="P4"/>
      <text:p text:style-name="P4"><text:span text:style-name="T1">My work consisted first to define a modified version of this controlled K-theory in order to extend it for topological groupoids. I was then able to construct a controlled version of the Baum-Connes assembly map for an étale groupoid that factorises the usual one for groupoids. This allows to establish strongest results in Coarse Geometry , e.g. one can shows that the controlled Coarse Baum-Connes conjecture holds for any metric space which admits a fibered coarse embedding into a Hilbert space. H. Oyono-Oyono and G. Yu obtained a similar statement using controlled K-theory for spaces which admits a Coarse embedding into a Hilbert space, which is a stronger condition to fulfill. </text:span></text:p>
      <text:p text:style-name="P4"/>
      <text:p text:style-name="P4"><text:span text:style-name="T1">Other applications are very natural to prove once one has the power of this formalism, including a controlled Künneth formula for the K-theory of the reduced C*-algebra of ample groupoids. The highlights of the controlled versions of classical properties such as satisfying the Baum-Connes conjecture or the Künneth formula is that these are more stable, which is the second part of focus of my PhD thesis. The idea behind this line of thought is to use a weak type of decomposition of groupoids which could be seen as a groupoid version of decomposition complexity, and is related to the notion of dynamic asymptotic dimension, developed recently by Pr. Rufus Willett, Pr. Erik Guentner and Pr. Yu. This part of my work is not completely finished yet, but I am working very hard to finish it this year.</text:span></text:p>
      <text:p text:style-name="P4"/>
      <text:p text:style-name="P4"><text:span text:style-name="T1">My work is not published yet, and if desired I would be happy to provide a preprint of the results I described above. My future research plans are aim at developing ideas coming from coarse geometry to topological groupoids </text:span></text:p>
      <text:p text:style-name="P4"/>
      <text:p text:style-name="P5">Beyond my research, I had a wide range of teaching experiences. I have been a teaching assistant for undergraduate students almost without interuption for four years in very different areas : from data analysis and linear models to algebra, arithmetic and analysis. <text:span text:style-name="T2">I also taught practical computing sessions on machine learning. As </text:span>I graduated from an engineering school before <text:span text:style-name="T2">turning to fundamental mathematics, I can teach applied as well as fundamental mathematics, and am very sensitive about applications of science. It could be a real asset for your department, and I will work hard to be the best teacher I can. </text:span></text:p>
      <text:p text:style-name="P4"/>
      <text:p text:style-name="P6">Enclosed are <text:span text:style-name="T3">my curriculum viate, publication record, teaching and research statement. Please do not hesitate to contact me if further information is needed. </text:span></text:p>
      <text:p text:style-name="P6"/>
      <text:p text:style-name="P7">Sincerly,</text:p>
      <text:p text:style-name="P7"/>
      <text:p text:style-name="P7">Clément Dell’Aiera</text:p>
      <text:p text:style-name="P7">3 rue du Pont Saint-Marcel</text:p>
      <text:p text:style-name="P7"><text:soft-page-break/>57000 METZ (FR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5:39:22.581535524</meta:creation-date>
    <dc:date>2016-11-16T16:59:31.049303216</dc:date>
    <meta:editing-duration>PT28M14S</meta:editing-duration>
    <meta:editing-cycles>8</meta:editing-cycles>
    <meta:generator>LibreOffice/5.1.4.2$Linux_x86 LibreOffice_project/10m0$Build-2</meta:generator>
    <meta:document-statistic meta:table-count="0" meta:image-count="0" meta:object-count="0" meta:page-count="2" meta:paragraph-count="13" meta:word-count="538" meta:character-count="3269" meta:non-whitespace-character-count="2739"/>
  </office:meta>
</office:document-meta>
</file>